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>
      <style:drawing-page-properties draw:fill="solid" draw:fill-color="#2a6099"/>
    </style:style>
    <style:style style:name="gr1" style:family="graphic" style:parent-style-name="standard">
      <style:graphic-properties svg:stroke-width="0.212cm" svg:stroke-color="#069a2e" draw:marker-start-width="0.518cm" draw:marker-end-width="0.518cm" draw:fill-color="#afd095" draw:textarea-horizontal-align="justify" draw:textarea-vertical-align="bottom" draw:auto-grow-height="false" fo:min-height="12.196cm" fo:min-width="18.296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ea7500" draw:marker-start-width="0.518cm" draw:marker-end-width="0.518cm" draw:fill-color="#ffb66c" draw:textarea-horizontal-align="justify" draw:textarea-vertical-align="bottom" draw:auto-grow-height="false" fo:min-height="10.714cm" fo:min-width="18.084cm" fo:padding-top="0.231cm" fo:padding-bottom="0.231cm" fo:padding-left="0.356cm" fo:padding-right="0.356cm"/>
    </style:style>
    <style:style style:name="gr3" style:family="graphic" style:parent-style-name="standard">
      <style:graphic-properties svg:stroke-width="0.212cm" draw:marker-start-width="0.517cm" draw:marker-end-width="0.517cm" draw:textarea-horizontal-align="justify" draw:textarea-vertical-align="middle" draw:auto-grow-height="false" fo:min-height="0.887cm" fo:min-width="0.817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7b3d00" draw:marker-start-width="0.517cm" draw:marker-end-width="0.517cm" draw:fill-color="#ffe994" draw:textarea-horizontal-align="justify" draw:textarea-vertical-align="middle" draw:auto-grow-height="false" fo:min-height="0.887cm" fo:min-width="0.817cm" fo:padding-top="0.23cm" fo:padding-bottom="0.23cm" fo:padding-left="0.355cm" fo:padding-right="0.355cm"/>
    </style:style>
    <style:style style:name="gr5" style:family="graphic" style:parent-style-name="standard">
      <style:graphic-properties draw:marker-start="Arrow" draw:marker-start-width="0.3cm" draw:marker-end="Arrow" draw:marker-end-width="0.3cm" draw:textarea-vertical-align="middle"/>
    </style:style>
    <style:style style:name="gr6" style:family="graphic" style:parent-style-name="objectwithoutfill">
      <style:graphic-properties draw:stroke="dash" draw:stroke-dash="Ultrafine_20_2_20_Dots_20_3_20_Dashes" svg:stroke-width="0.081cm" svg:stroke-color="#729fcf" draw:marker-start-width="0.321cm" draw:marker-end-width="0.321cm" draw:fill="solid" draw:textarea-vertical-align="middle" fo:padding-top="0.165cm" fo:padding-bottom="0.165cm" fo:padding-left="0.29cm" fo:padding-right="0.29cm"/>
    </style:style>
    <style:style style:name="gr7" style:family="graphic" style:parent-style-name="standard">
      <style:graphic-properties draw:stroke="none" draw:fill-color="#784b04" draw:textarea-horizontal-align="justify" draw:textarea-vertical-align="middle" draw:auto-grow-height="false" fo:min-height="2.671cm" fo:min-width="1.404cm"/>
    </style:style>
    <style:style style:name="gr8" style:family="graphic" style:parent-style-name="standard">
      <style:graphic-properties draw:stroke="none" draw:fill-color="#50200c" draw:textarea-horizontal-align="justify" draw:textarea-vertical-align="middle" draw:auto-grow-height="false" fo:min-height="0.131cm" fo:min-width="1.405cm"/>
    </style:style>
    <style:style style:name="gr9" style:family="graphic" style:parent-style-name="standard">
      <style:graphic-properties draw:stroke="none" draw:fill-color="#784b04" draw:textarea-horizontal-align="justify" draw:textarea-vertical-align="middle" draw:auto-grow-height="false" fo:min-height="2.284cm" fo:min-width="1.152cm"/>
    </style:style>
    <style:style style:name="gr10" style:family="graphic" style:parent-style-name="standard">
      <style:graphic-properties draw:stroke="none" draw:fill-color="#50200c" draw:textarea-horizontal-align="justify" draw:textarea-vertical-align="middle" draw:auto-grow-height="false" fo:min-height="0.08cm" fo:min-width="1.153cm"/>
    </style:style>
    <style:style style:name="gr11" style:family="graphic" style:parent-style-name="standard">
      <style:graphic-properties draw:stroke="none" draw:fill-color="#50200c" draw:textarea-horizontal-align="justify" draw:textarea-vertical-align="middle" draw:auto-grow-height="false" fo:min-height="0.081cm" fo:min-width="1.153cm"/>
    </style:style>
    <style:style style:name="gr12" style:family="graphic" style:parent-style-name="standard">
      <style:graphic-properties draw:stroke="none" draw:fill-color="#784b04" draw:textarea-horizontal-align="justify" draw:textarea-vertical-align="middle" draw:auto-grow-height="false" fo:min-height="2.091cm" fo:min-width="1.026cm"/>
    </style:style>
    <style:style style:name="gr13" style:family="graphic" style:parent-style-name="standard">
      <style:graphic-properties draw:stroke="none" draw:fill-color="#50200c" draw:textarea-horizontal-align="justify" draw:textarea-vertical-align="middle" draw:auto-grow-height="false" fo:min-height="0.056cm" fo:min-width="1.028cm"/>
    </style:style>
    <style:style style:name="gr14" style:family="graphic" style:parent-style-name="standard">
      <style:graphic-properties draw:stroke="none" draw:fill-color="#50200c" draw:textarea-horizontal-align="justify" draw:textarea-vertical-align="middle" draw:auto-grow-height="false" fo:min-height="0.056cm" fo:min-width="1.029cm"/>
    </style:style>
    <style:style style:name="gr15" style:family="graphic" style:parent-style-name="standard">
      <style:graphic-properties draw:stroke="none" draw:fill-color="#50200c" draw:textarea-horizontal-align="justify" draw:textarea-vertical-align="middle" draw:auto-grow-height="false" fo:min-height="0.055cm" fo:min-width="1.029cm"/>
    </style:style>
    <style:style style:name="gr16" style:family="graphic" style:parent-style-name="standard">
      <style:graphic-properties draw:stroke="none" draw:fill-color="#50200c" draw:textarea-horizontal-align="justify" draw:textarea-vertical-align="middle" draw:auto-grow-height="false" fo:min-height="0.055cm" fo:min-width="1.026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-color="#afd095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b66c"/>
      <style:paragraph-properties fo:text-align="center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loext:graphic-properties draw:fill-color="#ffe994"/>
      <style:paragraph-properties fo:text-align="center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784b04"/>
      <style:paragraph-properties fo:text-align="center"/>
    </style:style>
    <style:style style:name="P8" style:family="paragraph">
      <loext:graphic-properties draw:fill-color="#50200c"/>
      <style:paragraph-properties fo:text-align="center"/>
    </style:style>
    <style:style style:name="T1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8.796cm" svg:height="12.446cm" svg:x="1.508cm" svg:y="14.208cm">
          <text:p text:style-name="P1"><text:span text:style-name="T1">MATIO 2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8.796cm" svg:height="11.176cm" svg:x="1.381cm" svg:y="1.381cm">
          <text:p text:style-name="P1"><text:span text:style-name="T1">MATIO 1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2.159cm" svg:height="1.905cm" svg:x="4.429cm" svg:y="1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159cm" svg:height="1.905cm" svg:x="5.318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159cm" svg:height="1.905cm" svg:x="11.922cm" svg:y="3.4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159cm" svg:height="1.905cm" svg:x="10.525cm" svg:y="8.87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2.159cm" svg:height="1.905cm" svg:x="17.51cm" svg:y="6.7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159cm" svg:height="1.905cm" svg:x="17.51cm" svg:y="18.27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159cm" svg:height="1.905cm" svg:x="13.065cm" svg:y="15.4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159cm" svg:height="1.905cm" svg:x="4.556cm" svg:y="15.2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159cm" svg:height="1.905cm" svg:x="2.27cm" svg:y="21.3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159cm" svg:height="1.905cm" svg:x="7.35cm" svg:y="18.7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draw:layer="layout" svg:width="2.159cm" svg:height="1.905cm" svg:x="13.573cm" svg:y="22.97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6.842cm" svg:y1="2.27cm" svg:x2="11.541cm" svg:y2="3.921cm">
          <text:p/>
        </draw:line>
        <draw:line draw:style-name="gr5" draw:text-style-name="P4" draw:layer="layout" svg:x1="5.572cm" svg:y1="3.794cm" svg:x2="5.826cm" svg:y2="6.334cm">
          <text:p/>
        </draw:line>
        <draw:line draw:style-name="gr5" draw:text-style-name="P4" draw:layer="layout" svg:x1="7.731cm" svg:y1="7.096cm" svg:x2="11.922cm" svg:y2="4.937cm">
          <text:p/>
        </draw:line>
        <draw:line draw:style-name="gr5" draw:text-style-name="P4" draw:layer="layout" svg:x1="7.731cm" svg:y1="8.366cm" svg:x2="10.525cm" svg:y2="9.509cm">
          <text:p/>
        </draw:line>
        <draw:line draw:style-name="gr5" draw:text-style-name="P4" draw:layer="layout" svg:x1="14.208cm" svg:y1="4.937cm" svg:x2="17.51cm" svg:y2="7.096cm">
          <text:p/>
        </draw:line>
        <draw:line draw:style-name="gr5" draw:text-style-name="P4" draw:layer="layout" svg:x1="13.065cm" svg:y1="9.382cm" svg:x2="17.129cm" svg:y2="7.985cm">
          <text:p/>
        </draw:line>
        <draw:line draw:style-name="gr5" draw:text-style-name="P4" draw:layer="layout" svg:x1="19.034cm" svg:y1="8.874cm" svg:x2="18.907cm" svg:y2="11.668cm">
          <text:p/>
        </draw:line>
        <draw:line draw:style-name="gr5" draw:text-style-name="P4" draw:layer="layout" svg:x1="2.524cm" svg:y1="2.143cm" svg:x2="5.572cm" svg:y2="6.588cm">
          <text:p/>
        </draw:line>
        <draw:line draw:style-name="gr5" draw:text-style-name="P4" draw:layer="layout" svg:x1="2.524cm" svg:y1="1.508cm" svg:x2="4.175cm" svg:y2="1.635cm">
          <text:p/>
        </draw:line>
        <draw:line draw:style-name="gr5" draw:text-style-name="P4" draw:layer="layout" svg:x1="18.145cm" svg:y1="14.97cm" svg:x2="18.526cm" svg:y2="17.891cm">
          <text:p/>
        </draw:line>
        <draw:line draw:style-name="gr5" draw:text-style-name="P4" draw:layer="layout" svg:x1="17.637cm" svg:y1="20.05cm" svg:x2="15.732cm" svg:y2="22.971cm">
          <text:p/>
        </draw:line>
        <draw:line draw:style-name="gr5" draw:text-style-name="P4" draw:layer="layout" svg:x1="16.875cm" svg:y1="18.653cm" svg:x2="15.224cm" svg:y2="17.256cm">
          <text:p/>
        </draw:line>
        <draw:line draw:style-name="gr5" draw:text-style-name="P4" draw:layer="layout" svg:x1="12.938cm" svg:y1="17.002cm" svg:x2="9.636cm" svg:y2="19.034cm">
          <text:p/>
        </draw:line>
        <draw:line draw:style-name="gr5" draw:text-style-name="P4" draw:layer="layout" svg:x1="13.446cm" svg:y1="22.59cm" svg:x2="10.017cm" svg:y2="20.05cm">
          <text:p/>
        </draw:line>
        <draw:line draw:style-name="gr5" draw:text-style-name="P4" draw:layer="layout" svg:x1="7.858cm" svg:y1="18.399cm" svg:x2="6.715cm" svg:y2="16.875cm">
          <text:p/>
        </draw:line>
        <draw:line draw:style-name="gr5" draw:text-style-name="P4" draw:layer="layout" svg:x1="4.81cm" svg:y1="17.51cm" svg:x2="3.667cm" svg:y2="21.193cm">
          <text:p/>
        </draw:line>
        <draw:line draw:style-name="gr5" draw:text-style-name="P4" draw:layer="layout" svg:x1="2.905cm" svg:y1="23.225cm" svg:x2="2.397cm" svg:y2="24.749cm">
          <text:p/>
        </draw:line>
        <draw:line draw:style-name="gr5" draw:text-style-name="P4" draw:layer="layout" svg:x1="12.684cm" svg:y1="16.367cm" svg:x2="7.096cm" svg:y2="15.986cm">
          <text:p/>
        </draw:line>
        <draw:path draw:style-name="gr6" draw:text-style-name="P6" draw:layer="layout" svg:width="18.951cm" svg:height="1.247cm" draw:transform="skewX (-0.0123918376891597) rotate (-0.0460766922526512) translate (1.65820464845088cm 12.18054399823cm)" svg:viewBox="0 0 18952 1248" svg:d="M0 643c3814 0 4724 605 4724 605l2776-601 2807 288 1380-554 2802 160 999-541 2941 537 523-525">
          <text:p/>
        </draw:path>
        <draw:path draw:style-name="gr6" draw:text-style-name="P6" draw:layer="layout" svg:width="18.951cm" svg:height="1.247cm" draw:transform="skewX (-0.0123918376891597) rotate (-0.0460766922526512) translate (1.15920464845088cm 12.58154399823cm)" svg:viewBox="0 0 18952 1248" svg:d="M0 643c3814 0 4724 605 4724 605l2776-601 2807 288 1380-554 2802 160 999-541 2941 537 523-525">
          <text:p/>
        </draw:path>
        <draw:g>
          <draw:custom-shape draw:style-name="gr7" draw:text-style-name="P7" draw:layer="layout" svg:width="1.904cm" svg:height="2.921cm" draw:transform="skewX (-0.0167551608191455) rotate (-0.19722220547536) translate (18.019cm 11.827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8" draw:text-style-name="P8" draw:layer="layout" svg:width="1.905cm" svg:height="0.381cm" draw:transform="rotate (-0.180467044656214) translate (17.941cm 12.25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905cm" svg:height="0.381cm" draw:transform="rotate (-0.180467044656214) translate (17.832cm 12.841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905cm" svg:height="0.381cm" draw:transform="rotate (-0.180467044656214) translate (17.708cm 13.527cm)">
            <text:p/>
            <draw:enhanced-geometry svg:viewBox="0 0 21600 21600" draw:type="rectangle" draw:enhanced-path="M 0 0 L 21600 0 21600 21600 0 21600 0 0 Z N"/>
          </draw:custom-shape>
          <draw:custom-shape draw:style-name="gr8" draw:text-style-name="P8" draw:layer="layout" svg:width="1.905cm" svg:height="0.381cm" draw:transform="rotate (-0.180467044656214) translate (17.6cm 14.119cm)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9" draw:text-style-name="P7" draw:layer="layout" svg:width="1.652cm" svg:height="2.534cm" draw:transform="skewX (-0.0165806278939461) rotate (0.0331612557878923) translate (1.726cm 24.985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1.653cm" svg:height="0.33cm" draw:transform="rotate (0.0499164166070378) translate (1.744cm 25.35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1.653cm" svg:height="0.33cm" draw:transform="skewX (0.00296705972839036) rotate (0.0499164166070378) translate (1.77cm 25.876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0" draw:text-style-name="P8" draw:layer="layout" svg:width="1.653cm" svg:height="0.33cm" draw:transform="skewX (-0.00296705972839036) rotate (0.0499164166070378) translate (1.799cm 26.48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1" draw:text-style-name="P8" draw:layer="layout" svg:width="1.653cm" svg:height="0.331cm" draw:transform="skewX (-0.00296705972839036) rotate (0.0499164166070378) translate (1.825cm 27.002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g>
          <draw:custom-shape draw:style-name="gr12" draw:text-style-name="P7" draw:layer="layout" svg:width="1.526cm" svg:height="2.341cm" draw:transform="skewX (-0.0162315620435473) rotate (1.55281943549936) translate (0.16cm 2.9cm)">
            <text:p/>
            <draw:enhanced-geometry svg:viewBox="0 0 21600 21600" draw:mirror-horizontal="false" draw:mirror-vertical="false" draw:type="rectangle" draw:enhanced-path="M 0 0 L 21600 0 21600 21600 0 21600 0 0 Z N"/>
          </draw:custom-shape>
          <draw:custom-shape draw:style-name="gr13" draw:text-style-name="P8" draw:layer="layout" svg:width="1.528cm" svg:height="0.306cm" draw:transform="rotate (1.5695745963185) translate (0.497cm 2.903cm)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8" draw:layer="layout" svg:width="1.529cm" svg:height="0.306cm" draw:transform="rotate (1.5695745963185) translate (0.984cm 2.898cm)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8" draw:layer="layout" svg:width="1.529cm" svg:height="0.305cm" draw:transform="rotate (1.5695745963185) translate (1.547cm 2.898cm)">
            <text:p/>
            <draw:enhanced-geometry svg:viewBox="0 0 21600 21600" draw:type="rectangle" draw:enhanced-path="M 0 0 L 21600 0 21600 21600 0 21600 0 0 Z N"/>
          </draw:custom-shape>
          <draw:custom-shape draw:style-name="gr16" draw:text-style-name="P8" draw:layer="layout" svg:width="1.526cm" svg:height="0.305cm" draw:transform="rotate (1.5695745963185) translate (2.033cm 2.9cm)">
            <text:p/>
            <draw:enhanced-geometry svg:viewBox="0 0 21600 21600" draw:type="rectangle" draw:enhanced-path="M 0 0 L 21600 0 21600 21600 0 21600 0 0 Z N"/>
          </draw:custom-shape>
        </draw:g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Bitstream Vera Sans" svg:font-family="'Bitstream Vera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draw:stroke-dash draw:name="_33__20_Dashes_20_3_20_Dots_20__28_var_29_" draw:display-name="3 Dashes 3 Dots (var)" draw:style="rect" draw:dots1="3" draw:dots1-length="197%" draw:dots2="3" draw:distance="100%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draw:stroke-dash draw:name="Fine_20_Dotted" draw:display-name="Fine Dotted" draw:style="rect" draw:dots1="1" draw:distance="0.457cm"/>
    <draw:stroke-dash draw:name="Line_20_Style_20_9" draw:display-name="Line Style 9" draw:style="rect" draw:dots1="1" draw:dots1-length="197%" draw:distance="120%"/>
    <draw:stroke-dash draw:name="Line_20_with_20_Fine_20_Dots" draw:display-name="Line with Fine Dots" draw:style="rect" draw:dots1="1" draw:dots1-length="2.007cm" draw:dots2="10" draw:distance="0.152cm"/>
    <draw:stroke-dash draw:name="Ultrafine_20_2_20_Dots_20_3_20_Dashes" draw:display-name="Ultrafine 2 Dots 3 Dashes" draw:style="rect" draw:dots1="2" draw:dots1-length="0.051cm" draw:dots2="3" draw:dots2-length="0.254cm" draw:distance="0.127cm"/>
    <draw:stroke-dash draw:name="Ultrafine_20_Dashed" draw:display-name="Ultrafine Dashed" draw:style="rect" draw:dots1="1" draw:dots1-length="0.051cm" draw:dots2="1" draw:dots2-length="0.051cm" draw:distance="0.051cm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Bitstream Vera Sans" style:font-size-asian="24pt" style:language-asian="zh" style:country-asian="CN" style:font-name-complex="Bitstream Vera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presentation="urn:oasis:names:tc:opendocument:xmlns:presentation:1.0" xmlns:grddl="http://www.w3.org/2003/g/data-view#" xmlns:anim="urn:oasis:names:tc:opendocument:xmlns:animation:1.0" xmlns:ooo="http://openoffice.org/2004/office" xmlns:office="urn:oasis:names:tc:opendocument:xmlns:office:1.0" xmlns:xlink="http://www.w3.org/1999/xlink" xmlns:dc="http://purl.org/dc/elements/1.1/" xmlns:smil="urn:oasis:names:tc:opendocument:xmlns:smil-compatible:1.0" xmlns:meta="urn:oasis:names:tc:opendocument:xmlns:meta:1.0" office:version="1.2">
  <office:meta>
    <meta:creation-date>2019-11-25T20:04:41.856791627</meta:creation-date>
    <dc:date>2019-11-25T20:27:34.041573475</dc:date>
    <meta:editing-duration>PT22M30S</meta:editing-duration>
    <meta:editing-cycles>53</meta:editing-cycles>
    <meta:generator>LibreOffice/6.3.2.2$Linux_X86_64 LibreOffice_project/30$Build-2</meta:generator>
    <meta:document-statistic meta:object-count="51"/>
  </office:meta>
</office:document-meta>
</file>